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5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33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>
            <text:p>К-т 8</text:p>
          </table:table-cell>
          <table:table-cell office:value-type="string">
            <text:p>К-т 9</text:p>
          </table:table-cell>
          <table:table-cell office:value-type="string">
            <text:p>К-т 10</text:p>
          </table:table-cell>
          <table:table-cell office:value-type="string">
            <text:p>К-т 11</text:p>
          </table:table-cell>
          <table:table-cell office:value-type="string">
            <text:p>К-т 12</text:p>
          </table:table-cell>
          <table:table-cell office:value-type="string">
            <text:p>К-т 13</text:p>
          </table:table-cell>
          <table:table-cell office:value-type="string">
            <text:p>К-т 14</text:p>
          </table:table-cell>
        </table:table-row>
        <table:table-row table:style-name="ro1">
          <table:table-cell office:value-type="string">
            <text:p>D-триггеры сквозной перенос +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Т-триггеры сквозной перенос +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-триггеры сквозной перенос -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Т-триггеры сквозной перенос -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</table:table>
      <table:table table:name="Лист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11.03.2019</text:date>, <text:time>13:29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20:48.42</meta:creation-date>
    <meta:generator>OpenOffice/4.1.2$Win32 OpenOffice.org_project/412m3$Build-9782</meta:generator>
    <dc:date>2019-03-11T13:29:14.62</dc:date>
    <meta:editing-duration>PT8M25S</meta:editing-duration>
    <meta:editing-cycles>2</meta:editing-cycles>
    <meta:document-statistic meta:table-count="3" meta:cell-count="39" meta:object-count="0"/>
  </office:meta>
</office:document-meta>
</file>